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1c4835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size="12pt" officeooo:rsid="005e3ae1" officeooo:paragraph-rsid="005d0165" style:font-size-asian="10.5pt" style:font-size-complex="12pt"/>
    </style:style>
    <style:style style:name="P4" style:family="paragraph" style:parent-style-name="Text_20_body">
      <style:text-properties fo:font-size="12pt" officeooo:rsid="005e3ae1" officeooo:paragraph-rsid="00a3093f" style:font-size-asian="10.5pt" style:font-size-complex="12pt"/>
    </style:style>
    <style:style style:name="P5" style:family="paragraph" style:parent-style-name="Text_20_body">
      <style:text-properties fo:font-size="12pt" officeooo:rsid="0082cf49" officeooo:paragraph-rsid="00a3093f" style:font-size-asian="10.5pt" style:font-size-complex="12pt"/>
    </style:style>
    <style:style style:name="P6" style:family="paragraph" style:parent-style-name="Text_20_body">
      <style:text-properties officeooo:rsid="007e1954"/>
    </style:style>
    <style:style style:name="P7" style:family="paragraph" style:parent-style-name="Text_20_body">
      <style:text-properties officeooo:rsid="007e1954" officeooo:paragraph-rsid="00a3093f"/>
    </style:style>
    <style:style style:name="P8" style:family="paragraph" style:parent-style-name="Text_20_body">
      <style:text-properties officeooo:rsid="00a3093f" officeooo:paragraph-rsid="00acc3b1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Contents_20_Heading">
      <style:paragraph-properties fo:text-align="center" style:justify-single-word="false"/>
    </style:style>
    <style:style style:name="P11" style:family="paragraph" style:parent-style-name="Text_20_body" style:master-page-name="">
      <style:paragraph-properties style:page-number="auto" fo:keep-with-next="always"/>
      <style:text-properties officeooo:rsid="00a3093f" officeooo:paragraph-rsid="00a8c569"/>
    </style:style>
    <style:style style:name="P12" style:family="paragraph" style:parent-style-name="Text_20_body">
      <style:paragraph-properties fo:keep-with-next="always"/>
      <style:text-properties officeooo:rsid="00a3093f" officeooo:paragraph-rsid="00a8c569"/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text-properties style:font-name="Times New Roman1" officeooo:rsid="00a3093f" officeooo:paragraph-rsid="00a3093f"/>
    </style:style>
    <style:style style:name="P16" style:family="paragraph" style:parent-style-name="Text_20_body" style:list-style-name="L1">
      <style:text-properties style:font-name="Times New Roman1" officeooo:rsid="00a45e39" officeooo:paragraph-rsid="00a45e39"/>
    </style:style>
    <style:style style:name="P17" style:family="paragraph" style:parent-style-name="Text_20_body" style:list-style-name="L1">
      <style:text-properties style:font-name="Times New Roman1" officeooo:rsid="00a63113" officeooo:paragraph-rsid="00a63113"/>
    </style:style>
    <style:style style:name="P18" style:family="paragraph" style:parent-style-name="Text_20_body" style:list-style-name="L1">
      <style:text-properties style:font-name="Times New Roman1" officeooo:rsid="00a63113" officeooo:paragraph-rsid="00ad8b05"/>
    </style:style>
    <style:style style:name="P19" style:family="paragraph" style:parent-style-name="Text_20_body" style:list-style-name="L1">
      <style:text-properties style:font-name="Times New Roman1" officeooo:rsid="00ab00a6" officeooo:paragraph-rsid="00ab00a6"/>
    </style:style>
    <style:style style:name="P20" style:family="paragraph" style:parent-style-name="Text_20_body" style:list-style-name="L1">
      <style:text-properties style:font-name="Times New Roman1" officeooo:rsid="00abeac8" officeooo:paragraph-rsid="00abeac8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82cf49" officeooo:paragraph-rsid="0082cf49"/>
    </style:style>
    <style:style style:name="P23" style:family="paragraph" style:parent-style-name="Heading_20_1">
      <style:paragraph-properties fo:break-before="page"/>
      <style:text-properties officeooo:rsid="00432077" officeooo:paragraph-rsid="005d0165"/>
    </style:style>
    <style:style style:name="P24" style:family="paragraph" style:parent-style-name="Heading_20_1">
      <style:paragraph-properties fo:break-before="page"/>
      <style:text-properties officeooo:rsid="00432077" officeooo:paragraph-rsid="00432077"/>
    </style:style>
    <style:style style:name="P25" style:family="paragraph" style:parent-style-name="Heading_20_1" style:master-page-name="">
      <style:paragraph-properties style:page-number="auto" fo:break-before="page"/>
    </style:style>
    <style:style style:name="P26" style:family="paragraph" style:parent-style-name="Heading_20_2" style:list-style-name="">
      <style:text-properties officeooo:rsid="00393723" officeooo:paragraph-rsid="002f2470"/>
    </style:style>
    <style:style style:name="P27" style:family="paragraph" style:parent-style-name="Heading_20_2">
      <style:text-properties officeooo:rsid="009ccd90" officeooo:paragraph-rsid="009ccd90"/>
    </style:style>
    <style:style style:name="P28" style:family="paragraph" style:parent-style-name="Heading_20_2">
      <style:text-properties officeooo:rsid="00a77ec2" officeooo:paragraph-rsid="00a77ec2"/>
    </style:style>
    <style:style style:name="P29" style:family="paragraph" style:parent-style-name="Heading_20_2" style:master-page-name="">
      <style:paragraph-properties style:page-number="auto"/>
      <style:text-properties officeooo:rsid="009ccd90" officeooo:paragraph-rsid="00a77ec2"/>
    </style:style>
    <style:style style:name="T1" style:family="text">
      <style:text-properties officeooo:rsid="001c4835"/>
    </style:style>
    <style:style style:name="T2" style:family="text">
      <style:text-properties officeooo:rsid="009e89db"/>
    </style:style>
    <style:style style:name="T3" style:family="text">
      <style:text-properties officeooo:rsid="00a3093f"/>
    </style:style>
    <style:style style:name="T4" style:family="text">
      <style:text-properties officeooo:rsid="00a45e39"/>
    </style:style>
    <style:style style:name="T5" style:family="text">
      <style:text-properties officeooo:rsid="00a631ec"/>
    </style:style>
    <style:style style:name="T6" style:family="text">
      <style:text-properties officeooo:rsid="00a77ec2"/>
    </style:style>
    <style:style style:name="T7" style:family="text">
      <style:text-properties officeooo:rsid="00a8c569"/>
    </style:style>
    <style:style style:name="T8" style:family="text">
      <style:text-properties officeooo:rsid="00a96ddb"/>
    </style:style>
    <style:style style:name="T9" style:family="text">
      <style:text-properties officeooo:rsid="00aaffb2"/>
    </style:style>
    <style:style style:name="T10" style:family="text">
      <style:text-properties officeooo:rsid="00acc3b1"/>
    </style:style>
    <style:style style:name="T11" style:family="text">
      <style:text-properties officeooo:rsid="00ad8b0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RefHeading__801_1383136781"/><text:span text:style-name="T8">October 2013</text:span> Features Update<text:bookmark-end text:name="__RefHeading__801_1383136781"/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268_281562089" text:style-name="Index_20_Link" text:visited-style-name="Index_20_Link">Global<text:tab/>3</text:a></text:p>
          <text:p text:style-name="P13"><text:a xlink:type="simple" xlink:href="#__RefHeading__807_1383136781" text:style-name="Index_20_Link" text:visited-style-name="Index_20_Link">Family Tree Enhancements<text:tab/>4</text:a></text:p>
          <text:p text:style-name="P14"><text:a xlink:type="simple" xlink:href="#__RefHeading__357_194578379" text:style-name="Index_20_Link" text:visited-style-name="Index_20_Link">Edit Families Dialog<text:tab/>4</text:a></text:p>
          <text:p text:style-name="P14"><text:a xlink:type="simple" xlink:href="#__RefHeading__182_329018204" text:style-name="Index_20_Link" text:visited-style-name="Index_20_Link">Edit Parents Dialog<text:tab/>4</text:a></text:p>
          <text:p text:style-name="P14"><text:a xlink:type="simple" xlink:href="#__RefHeading__184_329018204" text:style-name="Index_20_Link" text:visited-style-name="Index_20_Link">Edit Individual Dialog<text:tab/>4</text:a></text:p>
          <text:p text:style-name="P13"><text:a xlink:type="simple" xlink:href="#__RefHeading__1179_47939892" text:style-name="Index_20_Link" text:visited-style-name="Index_20_Link">Census Database Enhancements<text:tab/>5</text:a></text:p>
          <text:p text:style-name="P13"><text:a xlink:type="simple" xlink:href="#__RefHeading__1181_47939892" text:style-name="Index_20_Link" text:visited-style-name="Index_20_Link">Vital Statistics Enhancements<text:tab/>6</text:a></text:p>
          <text:p text:style-name="P13"><text:a xlink:type="simple" xlink:href="#__RefHeading__841_1383136781" text:style-name="Index_20_Link" text:visited-style-name="Index_20_Link">Bug Fixes<text:tab/>7</text:a></text:p>
        </text:index-body>
      </text:table-of-content>
      <text:p text:style-name="Text_20_body"/>
      <text:p text:style-name="P9"/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h text:style-name="P26" text:outline-level="2"/>
      <text:h text:style-name="P22" text:outline-level="1"><text:bookmark-start text:name="__RefHeading__268_281562089"/>Global<text:bookmark-end text:name="__RefHeading__268_281562089"/></text:h>
      <text:p text:style-name="P7">There are no<text:span text:style-name="T2"> </text:span>significant changes in functionality, although some bugs are fixed.</text:p>
      <text:p text:style-name="P5"/>
      <text:h text:style-name="P25" text:outline-level="1"><text:bookmark-start text:name="__RefHeading__807_1383136781"/>Family Tree Enhancements<text:bookmark-end text:name="__RefHeading__807_1383136781"/></text:h>
      <text:h text:style-name="P27" text:outline-level="2"><text:bookmark-start text:name="__RefHeading__357_194578379"/>Edit <text:span text:style-name="T3">Families</text:span> Dialog<text:bookmark-end text:name="__RefHeading__357_194578379"/></text:h>
      <text:p text:style-name="P11">When you click on <text:span text:style-name="T7">an</text:span> “Edit Husband”, “Edit Wife”, “<text:span text:style-name="T7">Create</text:span> Husband”, “<text:span text:style-name="T7">Create</text:span> Wife”, or “Edit Child” button, any changes you have made to the displayed <text:span text:style-name="T6">information about the individual</text:span> on the main form are reflected in the Edit Individual dialog that is presented <text:span text:style-name="T7">rather than being ignored</text:span>.</text:p>
      <text:h text:style-name="P29" text:outline-level="2"><text:bookmark-start text:name="__RefHeading__182_329018204"/>Edit <text:span text:style-name="T6">Parents</text:span> Dialog<text:bookmark-end text:name="__RefHeading__182_329018204"/></text:h>
      <text:p text:style-name="P12">When you click on <text:span text:style-name="T7">an</text:span> “Edit <text:span text:style-name="T6">Father</text:span>”, “Edit <text:span text:style-name="T6">Mother</text:span>”, <text:s/>“<text:span text:style-name="T7">Create</text:span> <text:span text:style-name="T6">Father</text:span>”, <text:span text:style-name="T7">or </text:span>“<text:span text:style-name="T7">Create</text:span> <text:span text:style-name="T6">Mother</text:span>” button, any changes you have made to the displayed <text:span text:style-name="T6">information about the individual</text:span> on the main form are reflected in the Edit Individual dialog that is presented <text:span text:style-name="T7">rather than being ignored</text:span>. <text:s/></text:p>
      <text:h text:style-name="P28" text:outline-level="2"><text:bookmark-start text:name="__RefHeading__184_329018204"/>Edit Individual Dialog<text:bookmark-end text:name="__RefHeading__184_329018204"/></text:h>
      <text:p text:style-name="P8">The appearance of the Edit Individual dialog is simplified by no longer displaying the header and footer navigation fields <text:span text:style-name="T4">when it is invoked for a family member from the Edit Families or Edit Parents dialog</text:span>.<text:span text:style-name="T10"> <text:s/>This uses less screen space.</text:span></text:p>
      <text:h text:style-name="P23" text:outline-level="1"><text:bookmark-start text:name="__RefHeading__1179_47939892"/>Census Database Enhancements<text:bookmark-end text:name="__RefHeading__1179_47939892"/></text:h>
      <text:p text:style-name="P7">There are no<text:span text:style-name="T2"> </text:span>significant changes in functionality, although some bugs are fixed.</text:p>
      <text:p text:style-name="P4"/>
      <text:h text:style-name="P24" text:outline-level="1"><text:bookmark-start text:name="__RefHeading__1181_47939892"/>Vital Statistics Enhancements<text:bookmark-end text:name="__RefHeading__1181_47939892"/></text:h>
      <text:p text:style-name="P6"><text:bookmark-start text:name="__RefHeading__205_1419043727"/>There are no<text:span text:style-name="T2"> </text:span>significant changes in functionality, although some bugs are fixed.<text:bookmark-end text:name="__RefHeading__205_1419043727"/></text:p>
      <text:p text:style-name="P3"/>
      <text:h text:style-name="P21" text:outline-level="1"><text:bookmark-start text:name="__RefHeading__841_1383136781"/>Bug Fixes<text:bookmark-end text:name="__RefHeading__841_1383136781"/></text:h>
      <text:list xml:id="list8064421325054945122" text:style-name="L1">
        <text:list-item>
          <text:p text:style-name="P15">There was a bug in the capitalization algorithm which was most noticeable when entering given names that had more than one initial. <text:s/>Previously if you entered a given name as “John a. b.” it appeared as “John A. B.” in the form because of the capitalization <text:span text:style-name="T9">display </text:span>logic in the browser, but was stored in the database as “John A. b”.</text:p>
        </text:list-item>
        <text:list-item>
          <text:p text:style-name="P15">There was a bug in some of the census page edit forms if a line was missing from the database, for example the database went straight from line 7 to line 9. <text:span text:style-name="T5">T</text:span>here was no mechanism for inserting the missing line 8. <text:s/>All census page edit forms now share common logic which ensures that lines that are missing from the database are inserted <text:span text:style-name="T10">with default values </text:span>the next time the page is edited and saved.</text:p>
        </text:list-item>
        <text:list-item>
          <text:p text:style-name="P16">The Marriage Registration Detail page had an HTML syntax error <text:span text:style-name="T10">which was ignored by most browsers</text:span>. </text:p>
        </text:list-item>
        <text:list-item>
          <text:p text:style-name="P17">The Death Registration Detail page did not handle the keyboard shortcut Ct<text:span text:style-name="T9">r</text:span>l-S correctly.</text:p>
        </text:list-item>
        <text:list-item>
          <text:p text:style-name="P18">The <text:span text:style-name="T11">Marriage</text:span> Registration Detail page did not handle the keyboard shortcut Ct<text:span text:style-name="T9">r</text:span>l-S correctly.</text:p>
        </text:list-item>
        <text:list-item>
          <text:p text:style-name="P19">Citations were not displayed for an explicit marriage ended date event.</text:p>
        </text:list-item>
        <text:list-item>
          <text:p text:style-name="P20">If you hide a column in any of the spreadsheet style forms, for example a page from a census transcription, and then restore that column, all of the attributes of each input cell are restored. <text:s/>There was a bug that some functionality, in particular expansion of abbreviations, was not restored. <text:s/>Also the functionality is expanded so that the contents of the column header and footer fields is not limited to tex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c4835"/>
    </style:style>
    <style:style style:name="MT1" style:family="text">
      <style:text-properties officeooo:rsid="001c483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6:46:32</meta:creation-date>
    <dc:date>2013-11-07T00:03:17.270821190</dc:date>
    <meta:editing-duration>PT17H51M33S</meta:editing-duration>
    <meta:editing-cycles>137</meta:editing-cycles>
    <meta:generator>LibreOffice/4.1.2.3$Linux_X86_64 LibreOffice_project/410m0$Build-3</meta:generator>
    <dc:creator>James Cobban</dc:creator>
    <meta:document-statistic meta:table-count="0" meta:image-count="0" meta:object-count="0" meta:page-count="7" meta:paragraph-count="33" meta:word-count="496" meta:character-count="2951" meta:non-whitespace-character-count="2486"/>
  </office:meta>
</office:document-meta>
</file>